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0pt" fo:language="ru" fo:country="RU" officeooo:rsid="0036f46b" officeooo:paragraph-rsid="003daa19" style:font-size-asian="10pt" style:font-size-complex="10pt"/>
    </style:style>
    <style:style style:name="P2" style:family="paragraph" style:parent-style-name="Preformatted_20_Text">
      <style:text-properties style:font-name="Liberation Serif" fo:font-size="10pt" fo:language="ru" fo:country="RU" officeooo:rsid="0036f46b" officeooo:paragraph-rsid="0044810c" style:font-size-asian="10pt" style:font-size-complex="10pt"/>
    </style:style>
    <style:style style:name="P3" style:family="paragraph" style:parent-style-name="Preformatted_20_Text">
      <style:text-properties style:font-name="Liberation Serif" fo:font-size="10pt" officeooo:rsid="0036f46b" officeooo:paragraph-rsid="0036f46b" style:font-size-asian="10pt" style:font-size-complex="10pt"/>
    </style:style>
    <style:style style:name="P4" style:family="paragraph" style:parent-style-name="Preformatted_20_Text">
      <style:text-properties style:font-name="Liberation Serif" fo:font-size="10pt" officeooo:paragraph-rsid="0044810c" style:font-size-asian="10pt" style:font-size-complex="10pt"/>
    </style:style>
    <style:style style:name="P5" style:family="paragraph" style:parent-style-name="Preformatted_20_Text">
      <style:text-properties style:font-name="Liberation Serif" fo:font-size="10pt" officeooo:paragraph-rsid="0036f46b" style:font-size-asian="10pt" style:font-size-complex="10pt"/>
    </style:style>
    <style:style style:name="P6" style:family="paragraph" style:parent-style-name="Preformatted_20_Text">
      <style:text-properties style:font-name="Liberation Serif" fo:font-size="10pt" officeooo:rsid="0045e5e5" officeooo:paragraph-rsid="0045e5e5" style:font-size-asian="10pt" style:font-size-complex="10pt"/>
    </style:style>
    <style:style style:name="P7" style:family="paragraph" style:parent-style-name="Preformatted_20_Text">
      <style:text-properties style:font-name="Liberation Serif" fo:font-size="10pt" officeooo:rsid="004a1880" officeooo:paragraph-rsid="004a1880" style:font-size-asian="10pt" style:font-size-complex="10pt"/>
    </style:style>
    <style:style style:name="P8" style:family="paragraph" style:parent-style-name="Preformatted_20_Text">
      <style:text-properties style:font-name="Liberation Serif" fo:font-size="10pt" fo:language="ru" fo:country="RU" officeooo:rsid="0036f46b" officeooo:paragraph-rsid="0036f46b" style:font-size-asian="10pt" style:font-size-complex="10pt"/>
    </style:style>
    <style:style style:name="P9" style:family="paragraph" style:parent-style-name="Preformatted_20_Text">
      <style:text-properties style:font-name="Liberation Serif" fo:font-size="10pt" fo:language="ru" fo:country="RU" officeooo:rsid="0036f46b" officeooo:paragraph-rsid="003b8ccd" style:font-size-asian="10pt" style:font-size-complex="10pt"/>
    </style:style>
    <style:style style:name="P10" style:family="paragraph" style:parent-style-name="Preformatted_20_Text">
      <style:text-properties style:font-name="Liberation Serif" fo:font-size="10pt" fo:language="ru" fo:country="RU" officeooo:rsid="0036f46b" officeooo:paragraph-rsid="003c6ed3" style:font-size-asian="10pt" style:font-size-complex="10pt"/>
    </style:style>
    <style:style style:name="P11" style:family="paragraph" style:parent-style-name="Preformatted_20_Text">
      <style:text-properties style:font-name="Liberation Serif" fo:font-size="10pt" fo:language="ru" fo:country="RU" officeooo:rsid="0036f46b" officeooo:paragraph-rsid="003c97b0" style:font-size-asian="10pt" style:font-size-complex="10pt"/>
    </style:style>
    <style:style style:name="P12" style:family="paragraph" style:parent-style-name="Preformatted_20_Text">
      <style:text-properties style:font-name="Liberation Serif" fo:font-size="10pt" fo:language="ru" fo:country="RU" officeooo:rsid="0036f46b" officeooo:paragraph-rsid="003f5804" style:font-size-asian="10pt" style:font-size-complex="10pt"/>
    </style:style>
    <style:style style:name="P13" style:family="paragraph" style:parent-style-name="Preformatted_20_Text">
      <style:text-properties style:font-name="Liberation Serif" fo:font-size="10pt" fo:language="ru" fo:country="RU" officeooo:rsid="0036f46b" officeooo:paragraph-rsid="0040bfff" style:font-size-asian="10pt" style:font-size-complex="10pt"/>
    </style:style>
    <style:style style:name="P14" style:family="paragraph" style:parent-style-name="Preformatted_20_Text">
      <style:text-properties style:font-name="Liberation Serif" fo:font-size="10pt" fo:language="ru" fo:country="RU" officeooo:rsid="0036f46b" officeooo:paragraph-rsid="00467cf4" style:font-size-asian="10pt" style:font-size-complex="10pt"/>
    </style:style>
    <style:style style:name="P15" style:family="paragraph" style:parent-style-name="Preformatted_20_Text">
      <style:text-properties style:font-name="Liberation Serif" fo:font-size="10pt" fo:language="ru" fo:country="RU" officeooo:rsid="0036f46b" officeooo:paragraph-rsid="00467d69" style:font-size-asian="10pt" style:font-size-complex="10pt"/>
    </style:style>
    <style:style style:name="P16" style:family="paragraph" style:parent-style-name="Preformatted_20_Text">
      <style:text-properties style:font-name="Liberation Serif" fo:font-size="10pt" fo:language="ru" fo:country="RU" officeooo:rsid="0036f46b" officeooo:paragraph-rsid="00496893" style:font-size-asian="10pt" style:font-size-complex="10pt"/>
    </style:style>
    <style:style style:name="P17" style:family="paragraph" style:parent-style-name="Preformatted_20_Text">
      <style:text-properties style:font-name="Liberation Serif" fo:font-size="10pt" fo:language="ru" fo:country="RU" officeooo:rsid="003c6ed3" officeooo:paragraph-rsid="003c6ed3" style:font-size-asian="10pt" style:font-size-complex="10pt"/>
    </style:style>
    <style:style style:name="P18" style:family="paragraph" style:parent-style-name="Preformatted_20_Text">
      <style:text-properties style:font-name="Liberation Serif" fo:font-size="10pt" fo:language="ru" fo:country="RU" officeooo:rsid="003c6ed3" officeooo:paragraph-rsid="0044810c" style:font-size-asian="10pt" style:font-size-complex="10pt"/>
    </style:style>
    <style:style style:name="P19" style:family="paragraph" style:parent-style-name="Preformatted_20_Text">
      <style:text-properties style:font-name="Liberation Serif" fo:font-size="10pt" fo:language="ru" fo:country="RU" officeooo:rsid="003c97b0" officeooo:paragraph-rsid="003c97b0" style:font-size-asian="10pt" style:font-size-complex="10pt"/>
    </style:style>
    <style:style style:name="P20" style:family="paragraph" style:parent-style-name="Preformatted_20_Text">
      <style:text-properties style:font-name="Liberation Serif" fo:font-size="10pt" fo:language="ru" fo:country="RU" officeooo:rsid="0040bfff" officeooo:paragraph-rsid="0040bfff" style:font-size-asian="10pt" style:font-size-complex="10pt"/>
    </style:style>
    <style:style style:name="P21" style:family="paragraph" style:parent-style-name="Preformatted_20_Text">
      <style:text-properties style:font-name="Liberation Serif" fo:font-size="10pt" fo:language="ru" fo:country="RU" officeooo:rsid="00375133" officeooo:paragraph-rsid="00375133" style:font-size-asian="10pt" style:font-size-complex="10pt"/>
    </style:style>
    <style:style style:name="P22" style:family="paragraph" style:parent-style-name="Preformatted_20_Text">
      <style:text-properties style:font-name="Liberation Serif" fo:font-size="10pt" fo:language="ru" fo:country="RU" officeooo:rsid="00467d69" officeooo:paragraph-rsid="0047d3a2" style:font-size-asian="10pt" style:font-size-complex="10pt"/>
    </style:style>
    <style:style style:name="P23" style:family="paragraph" style:parent-style-name="Preformatted_20_Text">
      <style:text-properties style:font-name="Liberation Serif" fo:font-size="10pt" fo:language="ru" fo:country="RU" officeooo:rsid="00497f3c" officeooo:paragraph-rsid="00497f3c" style:font-size-asian="10pt" style:font-size-complex="10pt"/>
    </style:style>
    <style:style style:name="P24" style:family="paragraph" style:parent-style-name="Preformatted_20_Text">
      <style:text-properties style:font-name="Liberation Serif" fo:font-size="10pt" fo:language="ru" fo:country="RU" officeooo:rsid="004c47d6" officeooo:paragraph-rsid="004c47d6" style:font-size-asian="10pt" style:font-size-complex="10pt"/>
    </style:style>
    <style:style style:name="P25" style:family="paragraph" style:parent-style-name="Preformatted_20_Text">
      <style:text-properties officeooo:paragraph-rsid="0045e5e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810c"/>
    </style:style>
    <style:style style:name="T3" style:family="text">
      <style:text-properties fo:language="ru" fo:country="RU" officeooo:rsid="0036f46b"/>
    </style:style>
    <style:style style:name="T4" style:family="text">
      <style:text-properties fo:language="ru" fo:country="RU" officeooo:rsid="0045e5e5"/>
    </style:style>
    <style:style style:name="T5" style:family="text">
      <style:text-properties fo:language="ru" fo:country="RU" officeooo:rsid="004cbce2"/>
    </style:style>
    <style:style style:name="T6" style:family="text">
      <style:text-properties fo:language="ru" fo:country="RU" officeooo:rsid="004d9ec2"/>
    </style:style>
    <style:style style:name="T7" style:family="text">
      <style:text-properties officeooo:rsid="0036f46b"/>
    </style:style>
    <style:style style:name="T8" style:family="text">
      <style:text-properties officeooo:rsid="003b8ccd"/>
    </style:style>
    <style:style style:name="T9" style:family="text">
      <style:text-properties officeooo:rsid="003c6ed3"/>
    </style:style>
    <style:style style:name="T10" style:family="text">
      <style:text-properties officeooo:rsid="003c97b0"/>
    </style:style>
    <style:style style:name="T11" style:family="text">
      <style:text-properties officeooo:rsid="003daa19"/>
    </style:style>
    <style:style style:name="T12" style:family="text">
      <style:text-properties officeooo:rsid="0040bfff"/>
    </style:style>
    <style:style style:name="T13" style:family="text">
      <style:text-properties officeooo:rsid="0041eb8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3c6ed3"/>
    </style:style>
    <style:style style:name="T16" style:family="text">
      <style:text-properties style:font-name="Liberation Serif" officeooo:rsid="003daa19"/>
    </style:style>
    <style:style style:name="T17" style:family="text">
      <style:text-properties style:font-name="Liberation Serif" officeooo:rsid="0044810c"/>
    </style:style>
    <style:style style:name="T18" style:family="text">
      <style:text-properties style:font-name="Liberation Serif" fo:font-size="10pt" officeooo:rsid="0045e5e5" style:font-size-asian="10pt" style:font-size-complex="10pt"/>
    </style:style>
    <style:style style:name="T19" style:family="text">
      <style:text-properties officeooo:rsid="0044810c"/>
    </style:style>
    <style:style style:name="T20" style:family="text">
      <style:text-properties officeooo:rsid="00467cf4"/>
    </style:style>
    <style:style style:name="T21" style:family="text">
      <style:text-properties officeooo:rsid="00467d69"/>
    </style:style>
    <style:style style:name="T22" style:family="text">
      <style:text-properties officeooo:rsid="0047d3a2"/>
    </style:style>
    <style:style style:name="T23" style:family="text">
      <style:text-properties officeooo:rsid="0048348d"/>
    </style:style>
    <style:style style:name="T24" style:family="text">
      <style:text-properties officeooo:rsid="00496893"/>
    </style:style>
    <style:style style:name="T25" style:family="text">
      <style:text-properties officeooo:rsid="00497f3c"/>
    </style:style>
    <style:style style:name="T26" style:family="text">
      <style:text-properties officeooo:rsid="004ead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 Эти переменчивые константы препроцессора.</text:span></text:p>
      <text:p text:style-name="P8"/>
      <text:p text:style-name="P8">&gt; Программисты Си, дойдя до определённого уровня квалификации, обязательно сталкиваются с одной из особенностей этого языка — макросами. Почти во всех других языках аналога макросов нет. И это неспроста. Использование макросов может оказаться весьма небезопасным. В них скрывается ряд особенностей, специфика которых не всегда лежит на поверхности. </text:p>
      <text:p text:style-name="P8">##### Такую, мотивирующую к регулированию использования макросов, информацию, можно найти на одном из [сайтов](https://tproger.ru/translations/c-macro/). </text:p>
      <text:p text:style-name="P8"/>
      <text:p text:style-name="P8">Мы поговорим о смысле участка правила «II.7 Macros and Pre-processors. Mandatory part» Норм 2.0.2 английской и французской версий. <text:s/></text:p>
      <text:p text:style-name="P8">__Английская версия Норм 2.0.2__</text:p>
      <text:p text:style-name="P8">&gt; - Preprocessor constants (or #define) you create must be used only for associate literal and constant values.</text:p>
      <text:p text:style-name="P8"/>
      <text:p text:style-name="P8">__Французская версия Норм 2.0.2__</text:p>
      <text:p text:style-name="P8">&gt; - Les constantes de préprocesseur (#define) que vous créez ne doivent être utilisés</text:p>
      <text:p text:style-name="P8">que pour associer des valeurs littérales et constantes, et rien d’autre.</text:p>
      <text:p text:style-name="P8"/>
      <text:p text:style-name="P8">Вам всё понятно в этом правиле? <text:span text:style-name="T8">Многие скажут:</text:span> «<text:span text:style-name="T8">Д</text:span>а». <text:span text:style-name="T8">Если предложение понятно в целом, следует ли из этого, что понятны его части</text:span>? <text:span text:style-name="T8">Ответ тоже «да»</text:span>. <text:span text:style-name="T8">Ответ нет, был бы связан скорее всего с какой-то мистикой.</text:span> В этой статье <text:span text:style-name="T8">без потусторонних сил</text:span>, только <text:span text:style-name="T8">лишь со </text:span>здравы<text:span text:style-name="T8">м</text:span> смысл<text:span text:style-name="T8">ом</text:span>, логик<text:span text:style-name="T8">ой</text:span> и рациональность<text:span text:style-name="T8">ю попробуем найти значение это пункта правил</text:span>. Приступаем.</text:p>
      <text:p text:style-name="P8"/>
      <text:p text:style-name="P8">## Вопросы на которые предстоит ответить:</text:p>
      <text:p text:style-name="P8">- как его перевести на русский язык.</text:p>
      <text:p text:style-name="P8">- из каких частей состоит предложение.</text:p>
      <text:p text:style-name="P8">- что означает каждая часть предложения.</text:p>
      <text:p text:style-name="P8"/>
      <text:p text:style-name="P8">### Переводы.</text:p>
      <text:p text:style-name="P8">__Перевод с английского.__</text:p>
      <text:p text:style-name="P8">&gt; - Константы препроцессора (или #define), которые вы создаете, должны использоваться только для связывания литеральных и константных значений.</text:p>
      <text:p text:style-name="P8"/>
      <text:p text:style-name="P8">__Перевод с французского.__</text:p>
      <text:p text:style-name="P8">&gt; - Созданные вами константы препроцессора (#define) должны использоваться только для связывания литеральных и константных значений, и ничего больше.</text:p>
      <text:p text:style-name="P8"/>
      <text:p text:style-name="P8">### Разбор [предложения на части](https://en.wikipedia.org/wiki/Phrase_structure_rules)</text:p>
      <text:p text:style-name="P8">Если вы хотите, можете прибегнуть к помощи роботов, чтобы проанализировать предложение: </text:p>
      <text:p text:style-name="P8"/>
      <text:p text:style-name="P8">[дерево синтаксического разбора предложения. Вариант 1.][дерево синтаксического разбора предложения. Вариант 1.]</text:p>
      <text:p text:style-name="P8">[Расшифровка.][Расшифровка условных обозначений диаграммы по варианту 1]</text:p>
      <text:p text:style-name="P8">![Диаграмма 1. Дерево синтаксического разбора по первому варианту. ](https://cdn1.savepice.ru/uploads/2019/3/20/a791fbdc13837bcae4f63079e5ac2f07-full.png)</text:p>
      <text:p text:style-name="P8"/>
      <text:p text:style-name="P8">[Другой способ нарисовать дерево синтаксического разбора.](https://visl.sdu.dk/visl/en/parsing/automatic/trees.php) </text:p>
      <text:p text:style-name="P8">![Диаграмма 2. <text:s/>Дерево синтаксического разбора по первому варианту. ](https://cdn1.savepice.ru/uploads/2019/3/20/ee5710384ba193cfcba3b8a2684c9f66-full.png)</text:p>
      <text:p text:style-name="P8"/>
      <text:p text:style-name="P8">[дерево синтаксического разбора предложения. Вариант 2.][дерево синтаксического разбора предложения. Вариант 2.]</text:p>
      <text:p text:style-name="P8"/>
      <text:p text:style-name="P8">[дерево синтаксического разбора предложения. Вариант 1.]: https://www.link.cs.cmu.edu/cgi-bin/link/construct-page-4.cgi#submit</text:p>
      <text:p text:style-name="P8">[Расшифровка условных обозначений диаграммы по варианту 1]: https://visl.sdu.dk/visl2/info/world_of_grammar.pdf </text:p>
      <text:p text:style-name="P8">[дерево синтаксического разбора предложения. Вариант 2.]: https://yohasebe.com/rsyntaxtree/</text:p>
      <text:p text:style-name="P8"/>
      <text:p text:style-name="P8">Предложение:</text:p>
      <text:p text:style-name="P8">- Группа подлежащего *Preprocessor constants (or #define) you create*.</text:p>
      <text:p text:style-name="P8"><text:s/>- ...</text:p>
      <text:p text:style-name="P8"><text:soft-page-break/>- Группа сказуемого *must be used*.</text:p>
      <text:p text:style-name="P8"><text:s/>- ...</text:p>
      <text:p text:style-name="P8">- Группа обстоятельства *only for associate literal and constant values*.</text:p>
      <text:p text:style-name="P8"><text:s/>- …</text:p>
      <text:p text:style-name="P8"/>
      <text:p text:style-name="P8">## Далее по очереди разбирём каждую группы.</text:p>
      <text:p text:style-name="P8"/>
      <text:p text:style-name="P8">### Предварительные соображения.</text:p>
      <text:p text:style-name="P8"/>
      <text:p text:style-name="P8">Что входит в препроцессор:</text:p>
      <text:p text:style-name="P8">&gt; Препроцессором выполняются следующие действия: </text:p>
      <text:p text:style-name="P9">&gt; - замена соответствующих диграфов и триграфов на эквивалентные символы «#» и «\»; </text:p>
      <text:p text:style-name="P9">&gt; - удаление экранированных символов перевода строки;</text:p>
      <text:p text:style-name="P8">&gt; - замена строчных и блочных комментариев пустыми строками (с удалением окружающих пробелов и символов табуляции);</text:p>
      <text:p text:style-name="P8">&gt; - вставка (включение) содержимого произвольного файла (#include);</text:p>
      <text:p text:style-name="P8">&gt; - __*макроподстановки (#define)*__;</text:p>
      <text:p text:style-name="P8">&gt; - условная компиляция (#if, #ifdef, #elif, #else, #endif);</text:p>
      <text:p text:style-name="P8">&gt; - вывод сообщений (#warning, #error).</text:p>
      <text:p text:style-name="P8"/>
      <text:p text:style-name="P18">Отдельно отмечу, что препроцессор работает с лексемами, определёнными <text:span text:style-name="T19">[</text:span>стандартом Си<text:span text:style-name="T19">](</text:span><text:a xlink:type="simple" xlink:href="http://read.pudn.com/downloads133/doc/565041/ANSI_ISO%2B9899-1990%2B%5B1%5D.pdf" text:style-name="Internet_20_link" text:visited-style-name="Visited_20_Internet_20_Link"><text:span text:style-name="T19">http://read.pudn.com/downloads133/doc/565041/ANSI_ISO%2B9899-1990%2B%5B1%5D.pdf</text:span></text:a><text:span text:style-name="T19">)</text:span> и только с ними. Лексемы препроцессора <text:span text:style-name="T19">после макрозамены отображаются только в лексемы Си</text:span>.</text:p>
      <text:p text:style-name="P2"><text:span text:style-name="T15">«6.1 Lexical elements. Syntax</text:span><text:span text:style-name="T17">»</text:span></text:p>
      <text:p text:style-name="P4"><text:span text:style-name="T2"/></text:p>
      <text:p text:style-name="P4"><text:span text:style-name="T2">&gt; <text:s/></text:span>Each preprocessing token that is converted to a token shall have the lexical form of a keyword, an identifier, a <text:span text:style-name="T19">string </text:span>literal, an operator, or a punctuator.</text:p>
      <text:p text:style-name="P6">&gt; Перевод:</text:p>
      <text:p text:style-name="P25"><text:span text:style-name="T18">&gt;&gt; </text:span><text:span text:style-name="T1">Кажд</text:span><text:span text:style-name="T4">ая</text:span><text:span text:style-name="T1"> </text:span><text:span text:style-name="T4">лексема </text:span><text:span text:style-name="T1">предварительной обработки </text:span><text:span text:style-name="T4">(препроцессии)</text:span><text:span text:style-name="T1">, преобразованн</text:span><text:span text:style-name="T4">ая</text:span><text:span text:style-name="T1"> в </text:span><text:span text:style-name="T4">лексему</text:span><text:span text:style-name="T1">, должн</text:span><text:span text:style-name="T4">а</text:span><text:span text:style-name="T1"> иметь лексическую форму ключевого слова, </text:span><text:span text:style-name="T4">определения (</text:span><text:span text:style-name="T1">идентификатора</text:span><text:span text:style-name="T4">)</text:span><text:span text:style-name="T1">, строкового литерала, оператора или пунктуатора.</text:span></text:p>
      <text:p text:style-name="P2"><text:span text:style-name="T17"/></text:p>
      <text:p text:style-name="P10"><text:span text:style-name="T9">|<text:tab/></text:span>token<text:tab/><text:tab/><text:span text:style-name="T9">|<text:tab/></text:span>preprocessing-token<text:tab/><text:span text:style-name="T9">|</text:span></text:p>
      <text:p text:style-name="P11"><text:span text:style-name="T9">|<text:tab/></text:span>-------------<text:tab/><text:span text:style-name="T9">|<text:tab/></text:span>-------------<text:span text:style-name="T9"><text:tab/><text:tab/>|</text:span></text:p>
      <text:p text:style-name="P10"><text:span text:style-name="T9">|<text:tab/>&lt;</text:span>keyword<text:span text:style-name="T9">&gt;<text:tab/>|<text:tab/><text:tab/><text:tab/><text:tab/>|</text:span></text:p>
      <text:p text:style-name="P17">|<text:tab/><text:tab/><text:tab/>|<text:tab/>&lt;<text:span text:style-name="T7">header-name</text:span>&gt;<text:tab/><text:tab/>|</text:p>
      <text:p text:style-name="P10"><text:span text:style-name="T9">|<text:tab/>&lt;</text:span>identifier<text:span text:style-name="T9">&gt;<text:tab/>|<text:tab/>&lt;</text:span>identifier<text:span text:style-name="T9">&gt;<text:tab/><text:tab/>|</text:span></text:p>
      <text:p text:style-name="P10"><text:span text:style-name="T9">|<text:tab/>&lt;</text:span>constant<text:span text:style-name="T9">&gt;<text:tab/>|<text:tab/><text:tab/><text:tab/><text:tab/>|</text:span></text:p>
      <text:p text:style-name="P17">|<text:tab/><text:tab/><text:tab/>|<text:tab/>&lt;<text:span text:style-name="T7">character-constant</text:span>&gt;<text:tab/>|</text:p>
      <text:p text:style-name="P10"><text:span text:style-name="T10">|<text:tab/>&lt;</text:span>string-literal<text:span text:style-name="T9">&gt;<text:tab/>|<text:tab/>&lt;</text:span>string-literal<text:span text:style-name="T9">&gt;<text:tab/><text:tab/>|</text:span></text:p>
      <text:p text:style-name="P10"><text:span text:style-name="T9">|<text:tab/>&lt;</text:span>operator<text:span text:style-name="T9">&gt;<text:tab/>|<text:tab/>&lt;</text:span>operator<text:span text:style-name="T9">&gt;<text:tab/><text:tab/>|</text:span></text:p>
      <text:p text:style-name="P10"><text:span text:style-name="T9">|<text:tab/>&lt;</text:span>punctuator<text:span text:style-name="T9">&gt;<text:tab/>|<text:tab/>&lt;</text:span>punctuator<text:span text:style-name="T9">&gt;<text:tab/><text:tab/>|</text:span></text:p>
      <text:p text:style-name="P17">|<text:tab/><text:tab/><text:tab/>|<text:tab/>&lt;<text:span text:style-name="T7">pp-number</text:span>&gt;<text:tab/><text:tab/>|</text:p>
      <text:p text:style-name="P19">|<text:tab/><text:tab/><text:tab/>|<text:tab/>&lt;<text:span text:style-name="T7">each non-white-space character that cannot be one of the above</text:span>&gt;<text:tab/>|</text:p>
      <text:p text:style-name="P10"/>
      <text:p text:style-name="P8">Особенно остановимся на пункте __*«макроподстановки (#define)»*__ <text:s/>Синтаксис <text:span text:style-name="T8">и значение </text:span>макроподстановок определён [стандартом Си](http://read.pudn.com/downloads133/doc/565041/ANSI_ISO%2B9899-1990%2B%5B1%5D.pdf): «6.8 Preprocessing directives. 6.8.3 Macro replacement». Если нарисовать эту картинку крупными мазками, получиться следующее:</text:p>
      <text:p text:style-name="P8"/>
      <text:p text:style-name="P14">&gt; <text:s/>1. `#define &lt;определение&gt; &lt;список заменяющих лексем&gt;` // *константы препроцессора (<text:span text:style-name="T20">`</text:span>object-like macro<text:span text:style-name="T20">`</text:span>)*</text:p>
      <text:p text:style-name="P14">&gt; <text:s/>2. `#define &lt;определение&gt;(список параметров) &lt;список заменяющих лексем&gt;` // *макросы (<text:span text:style-name="T20">`</text:span>function-like macro<text:span text:style-name="T20">`</text:span>)*</text:p>
      <text:p text:style-name="P14">___</text:p>
      <text:p text:style-name="P8"/>
      <text:p text:style-name="P8">### Группа подлежащего **Preprocessor constants (or #define) you create**.</text:p>
      <text:p text:style-name="P8">Основу по данному вопросу слагает раздел стандарта Си «6.8.3 Macro replacement». «Preprocessor constants» стандартом не определён <text:span text:style-name="T10">(См. таблицу выше)</text:span>. Таким образом можно лишь надеяться понять этот термин, через исследование словоупотребления. Вряд ли найдётся другой <text:span text:style-name="T10">доступный </text:span>источник словоупотребления отличный от <text:span text:style-name="T10">результатов </text:span>поисковика в интернете.</text:p>
      <text:p text:style-name="P8"/>
      <text:p text:style-name="P11">Определяют <text:s/><text:span text:style-name="T11">`Константу препроцессора` (`</text:span>Preprocessor constants<text:span text:style-name="T10">`)</text:span> явно или в контексте как <text:span text:style-name="T10">`</text:span>object-like macro<text:span text:style-name="T10">`</text:span>, отсюда же <text:span text:style-name="T11">`</text:span>function-lile macro<text:span text:style-name="T11">`</text:span> нередко определён в этих источниках как <text:span text:style-name="T11">`</text:span>макрос<text:span text:style-name="T11">` <text:s/>(</text:span>[1]<text:soft-page-break/>(https://habr.com/ru/post/246971/), [2](https://www.cprogramming.com/tutorial/cpreprocessor.html), [3](https://ru.wikipedia.org/wiki/Препроцессор_Си)</text:p>
      <text:p text:style-name="P1"><text:span text:style-name="T16">Другое определение можно найти в </text:span><text:span text:style-name="T14">[4](</text:span><text:a xlink:type="simple" xlink:href="https://books.google.ru/books?id=PsRKDAAAQBAJ&amp;pg=PA56&amp;lpg=PA56&amp;dq=Preprocessor+constants&amp;source=bl&amp;ots=ztzrlYndAX&amp;sig=ACfU3U2dsc-ibcVM-ucYT_Cbg0SSja4T6A&amp;hl=ru&amp;sa=X&amp;ved=2ahUKEwi1jt7ChI_hAhXxlYsKHTlFDCo4ChDoATACegQIBhAB#v=onepage&amp;q=Preprocessor%20constants&amp;f=false" text:style-name="Internet_20_link" text:visited-style-name="Visited_20_Internet_20_Link"><text:span text:style-name="T14">https://books.google.ru/books?id=PsRKDAAAQBAJ&amp;pg=PA56&amp;lpg=PA56&amp;dq=Preprocessor+constants&amp;source=bl&amp;ots=ztzrlYndAX&amp;sig=ACfU3U2dsc-ibcVM-ucYT_Cbg0SSja4T6A&amp;hl=ru&amp;sa=X&amp;ved=2ahUKEwi1jt7ChI_hAhXxlYsKHTlFDCo4ChDoATACegQIBhAB#v=onepage&amp;q=Preprocessor%20constants&amp;f=false</text:span></text:a><text:span text:style-name="T14">), </text:span><text:span text:style-name="T16">где</text:span><text:span text:style-name="T14"> </text:span><text:span text:style-name="T16">`константу препроцессора`</text:span><text:span text:style-name="T14"> используется как синоним </text:span><text:span text:style-name="T16">`</text:span><text:span text:style-name="T14">symbolic constants</text:span><text:span text:style-name="T16">`</text:span><text:span text:style-name="T14">, </text:span><text:span text:style-name="T16">эту же точку зрения можно найти в </text:span><text:span text:style-name="T14">[5](https://www.quora.com/What-are-symbolic-constants-in-c-How-you-declare-them), [6](https://stackoverflow.com/questions/19379353/symbolic-constants-in-c-define-statement), [7](http://meramind.com/c-programming/symbolic-constants-c/).</text:span></text:p>
      <text:p text:style-name="P8">___</text:p>
      <text:p text:style-name="P8">&gt; <text:span text:style-name="T11">`</text:span>Symbolic Constant<text:span text:style-name="T11">`</text:span> is a name that substitutes for a sequence of characters or a numeric constant, a character constant or a string constant.</text:p>
      <text:p text:style-name="P8">&gt; Перевод: </text:p>
      <text:p text:style-name="P8">&gt;&gt; <text:span text:style-name="T11">`</text:span>Символическая константа<text:span text:style-name="T11">`</text:span> - это имя, которое заменяет последовательность символов или числовую константу, символьную константу или строковую константу.</text:p>
      <text:p text:style-name="P12"/>
      <text:p text:style-name="P13">Таким образом хотя <text:span text:style-name="T11">термин `константа препроцессора`</text:span> не определён <text:span text:style-name="T11">в </text:span>стандарте Си, существует языковая практика, вводящая определение это<text:span text:style-name="T12">го</text:span> <text:span text:style-name="T12">понятия, и это определение не единственно. Есть общее в этих определениях и отличия. <text:line-break/>Первое.</text:span></text:p>
      <text:p text:style-name="P13">`#define &lt;определение&gt; &lt;список заменяющих лексем&gt;` </text:p>
      <text:p text:style-name="P20">Второе.</text:p>
      <text:p text:style-name="P14">`#define &lt;определение&gt; &lt;<text:span text:style-name="T12">суженый </text:span>список заменяющих лексем&gt;`, <text:span text:style-name="T12">где </text:span>`&lt;<text:span text:style-name="T12">суженый </text:span>список заменяющих лексем&gt;`: <text:span text:style-name="T12"><text:s/>`</text:span>&lt;Integer Literals&gt;<text:span text:style-name="T13">`</text:span>, <text:span text:style-name="T13">`</text:span>&lt;Floating-point Literals&gt;<text:span text:style-name="T13">`</text:span>, <text:span text:style-name="T13">`</text:span>&lt;Character Constants&gt;<text:span text:style-name="T13">`</text:span>, <text:span text:style-name="T13">`</text:span>&lt;String Literals&gt;<text:span text:style-name="T13">`</text:span> <text:span text:style-name="T13">и ничего больше (см, что такое литерал в параграфе *</text:span>literal*<text:span text:style-name="T13">)</text:span></text:p>
      <text:p text:style-name="P8"/>
      <text:p text:style-name="P8">### Группа сказуемого __must be used__. <text:s/></text:p>
      <text:p text:style-name="P21">Раздел мне кажется предельно очевидным, поэтому пояснения по нему я не даю.</text:p>
      <text:p text:style-name="P8"/>
      <text:p text:style-name="P8">### Группа обстоятельства **only for associate literal and constant values**.</text:p>
      <text:p text:style-name="P8"/>
      <text:p text:style-name="P15">#### only for associate</text:p>
      <text:p text:style-name="P8">Неясно значение слова «associate». Это слово может быть определено и как прилагательное, и как глагол. Однако, при тако<text:span text:style-name="T21">й замене машинный перевод Гугл</text:span> переводе «must be used for associate object one and object two» трактует это слово как глагол <text:span text:style-name="T21">или существительное со значением действия: </text:span>«должен использоваться для связывания объекта один и объекта два».</text:p>
      <text:p text:style-name="P8"/>
      <text:p text:style-name="P22">Особенно отмечу, что <text:s/>слово «только» (<text:span text:style-name="T7">only</text:span>) зависимо от слова <text:span text:style-name="T7">associate </text:span>и никаких других слов. Таким образом <text:span text:style-name="T11">`константа препроцессора` связывает только то, что указано за этим словом. _Если вы понимаете, чем ещё может заниматься директива #define с `константа препроцессора`, напишите._</text:span></text:p>
      <text:p text:style-name="P8"/>
      <text:p text:style-name="P8">#### literal and constant values </text:p>
      <text:p text:style-name="P8">##### literal</text:p>
      <text:p text:style-name="P8">Это слово встречается в стандарте 28 раз. 27 раз в связке «string literal» и 1 раз как прилагательное «The success of literal matches» в значении «буквальное». Похоже ни одно из этих значений не может быть принято как использованное в исследуемом предложении. Придётся обратиться к практике словоупотребления в сети Интернет.</text:p>
      <text:p text:style-name="P8">##### [literal](https://en.wikipedia.org/wiki/Literal_%28computer_programming%29) and [constant](https://en.wikipedia.org/wiki/Constant_%28computer_programming%29) values </text:p>
      <text:p text:style-name="P8">В сети не мало использования обоих терминов как синонимов:</text:p>
      <text:p text:style-name="P8"><text:span text:style-name="T21">1.</text:span> Константа есть то же, что литерал. </text:p>
      <text:p text:style-name="P8">«Constants refer to fixed values that the program may not alter during its execution. These fixed values are also called literals». [1](https://www.tutorialspoint.com/cprogramming/c_constants.htm), [2](https://www.geeksforgeeks.org/constants-in-c/), [3](https://www.w3schools.in/c-tutorial/constants/), [4](https://codeforwin.org/2017/08/literals-c-programming.html), [5](https://www.quora.com/What-are-constants-in-C)</text:p>
      <text:p text:style-name="P8">Так мы получаем, <text:span text:style-name="T21">что константа есть синоним одного из членов множества:</text:span> Integer Literals, Floating-point Literals, Character Constants, String Literals.</text:p>
      <text:p text:style-name="P8"><text:span text:style-name="T21">2.</text:span> Константа включает литерал, но не равн<text:span text:style-name="T21">а</text:span> ему. Константа — есть некоторое имя для непосредственного значения, которым является литерал. <text:span text:style-name="T21">Подчёркивается роль опосредования.</text:span></text:p>
      <text:p text:style-name="P8">[1](https://stackoverflow.com/questions/11732795/are-the-literal-and-constant-the-same-concept-in-c), [2](https://www.diffen.com/difference/Constant_vs_Literal), [3](https://www.tutorialspoint.com/What-is-the-difference-between-literal-and-constant-in-Cplusplus)</text:p>
      <text:p text:style-name="P8"><text:soft-page-break/><text:span text:style-name="T21">3.</text:span> Расширение представления о константе. В этой заметке рассуждают о литеральной (заданной непосредственно в коде) и символической (заданной опосредованно через препроцессор) константах.[«Summary: this tutorial introduces you to C constants including literal constants and symbolic constants.»](http://www.zentut.com/c-tutorial/c-constants/)</text:p>
      <text:p text:style-name="P8"/>
      <text:p text:style-name="P8">#### Обобщаем раздел для **Группы обстоятельства**</text:p>
      <text:p text:style-name="P16">Хотя всё равно уверенности в найденном понимании данной фразы будет не максимальным, наибольший смысл «only for associate literal and constant values» имеет: **<text:span text:style-name="T23">1** </text:span>_только для связывания постоянных <text:span text:style-name="T22">и</text:span> буквальны<text:span text:style-name="T22">х</text:span> значени<text:span text:style-name="T22">й_</text:span>. <text:span text:style-name="T22">Вообще говоря это перечисление открыто. Т.е. их можно связывать ещё с чем-то, но один из указанных элементов в этой связке должен присутствовать.</text:span> <text:span text:style-name="T24">Приведём это к функциональным обозначениям. _Связывать((константы или литералы), нечто третье)_. При этом константа препроцессора не может выступать литералом. Тогда: _Связывать(константу препроцессора, нечто третье)_. </text:span>А если привлекать ещё перевод французкого текста, то <text:span text:style-name="T22">кажется, что определённости становится больше</text:span>: <text:s/>**<text:span text:style-name="T23">2** </text:span>_только для связывания постоянных <text:span text:style-name="T22">и</text:span> буквальны<text:span text:style-name="T22">х значений</text:span>, и ничего больше_. <text:span text:style-name="T23">Так перечисление уже закрыто. И глагол связывать выступает двухместной функцией: <text:s/>_Связывать(константу препроцессора, (константы или литералы))_. Отметим, что есть ещё одно значение, которое интуитивно здесь напрашивается: **3** _связывать(константу, литерал)_. Если считать французский вариант правил важнее английского, тогда возможны только 2 или 3. Хотя установить какое из двух значений имеется ввиду не представляется возможным.</text:span></text:p>
      <text:p text:style-name="P16"/>
      <text:p text:style-name="P23">При этом ни в одном из случаев не удаётся понять значение слова константа включает константу препроцессора, равную определению, или не включает. Потому возможны следующие варианты:</text:p>
      <text:p text:style-name="P23">1. <text:span text:style-name="T7">`#define &lt;определение&gt; &lt;</text:span>любое число лексем из списка: определение OR <text:span text:style-name="T7">Integer Literals </text:span>OR <text:span text:style-name="T7">Floating-point Literals </text:span>OR <text:span text:style-name="T7">Character Constants </text:span>OR <text:span text:style-name="T7">String Literals&gt;`</text:span></text:p>
      <text:p text:style-name="P23">2. <text:span text:style-name="T7">`#define &lt;определение&gt; &lt;</text:span>только одна лексема из списка: <text:span text:style-name="T7">Integer Literals </text:span>OR <text:span text:style-name="T7">Floating-point Literals </text:span>OR <text:span text:style-name="T7">Character Constants </text:span>OR <text:span text:style-name="T7">String Literals&gt;`</text:span></text:p>
      <text:p text:style-name="P8"/>
      <text:p text:style-name="P8">## Заключение.</text:p>
      <text:p text:style-name="P8">К сожалению, наиболее важный документ для регламентации проектирования программ студентами школы «42» содержит участки, которые выражены очень ненадёжно, многозначность которых достигает <text:span text:style-name="T25">почти неограниченного числа</text:span> вариантов, <text:span text:style-name="T25">хотя базовых шаблона скорее всего только два</text:span>. Я считаю, что исследуемый в этой статье пункт Норм должен быть переписан так, чтобы <text:span text:style-name="T25">он имел</text:span> ясность и однозначность. <text:span text:style-name="T25">Для этого хорошо бы, чтобы стало ясно какой из двух предлагаемых вариантов верный.</text:span></text:p>
      <text:p text:style-name="P8"/>
      <text:p text:style-name="P23"><text:s/>&gt; 1. <text:span text:style-name="T7">`#define &lt;определение&gt; &lt;</text:span>любое число лексем из списка: определение OR <text:span text:style-name="T7">Integer Literals </text:span>OR <text:span text:style-name="T7">Floating-point Literals </text:span>OR <text:span text:style-name="T7">Character Constants </text:span>OR <text:span text:style-name="T7">String Literals&gt;`</text:span></text:p>
      <text:p text:style-name="P23"><text:s/>&gt; 2. <text:span text:style-name="T7">`#define &lt;определение&gt; &lt;</text:span>только одна лексема из списка: <text:span text:style-name="T7">Integer Literals </text:span>OR <text:span text:style-name="T7">Floating-point Literals </text:span>OR <text:span text:style-name="T7">Character Constants </text:span>OR <text:span text:style-name="T7">String Literals&gt;`</text:span></text:p>
      <text:p text:style-name="P23"/>
      <text:p text:style-name="P24">Оба определяют работу директивы #<text:span text:style-name="T7">define </text:span>для случаев, когда определения (идентификаторы) не имеют параметров. При это в первом случае собрано огромное множество комбинаций, что может быть разрешено. Второй случай – пример крайности, когда разрешён ровно один конкретный шаблон макроподстановки. Всего комбинаций очень много. <text:span text:style-name="T26">Второй случай, есть частный случай первого, если внимательно рассмотреть их. </text:span></text:p>
      <text:p text:style-name="P5"><text:span text:style-name="T3"/></text:p>
      <text:p text:style-name="P7"><text:span text:style-name="T3">Я </text:span><text:span text:style-name="T1">знаю, что многие студенты очень уверены в том, что значит этот пункт правил. Хотя если собрать их всех вместе и опросить, окажется, что предметы их уверенности несхожи между собой. Хотя это не мешает при проверках снижать оценки или не уметь поспорить, когда это снижение было предложено. На мой взгляд полезнее и </text:span><text:span text:style-name="T5">без</text:span><text:span text:style-name="T1">болезненнее для </text:span><text:span text:style-name="T6">себя и </text:span><text:span text:style-name="T1">окружающих отдавать себе ясный отчёт в том, что есть пункты правил, норм, других участков заданий проектов школы, которые не имеют одной единственной трактовке и воздерживаться проявлять токсичность. </text:span></text:p>
      <text:p text:style-name="P7"><text:span text:style-name="T1"/></text:p>
      <text:p text:style-name="P7"><text:span text:style-name="T1">#### Желаю вам счастья и интереса в учёб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52:56.960995839</meta:creation-date>
    <meta:editing-duration>PT3H30M23S</meta:editing-duration>
    <meta:editing-cycles>22</meta:editing-cycles>
    <meta:generator>LibreOffice/5.1.6.2$Linux_X86_64 LibreOffice_project/10m0$Build-2</meta:generator>
    <dc:date>2019-03-21T19:15:31.589210467</dc:date>
    <meta:document-statistic meta:table-count="0" meta:image-count="0" meta:object-count="0" meta:page-count="4" meta:paragraph-count="110" meta:word-count="1648" meta:character-count="14157" meta:non-whitespace-character-count="12559"/>
  </office:meta>
</office:document-meta>
</file>